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752c" officeooo:paragraph-rsid="0011752c" style:font-weight-asian="bold" style:font-weight-complex="bold"/>
    </style:style>
    <style:style style:name="P2" style:family="paragraph" style:parent-style-name="Standard">
      <style:text-properties fo:font-weight="normal" officeooo:rsid="0011752c" officeooo:paragraph-rsid="0011752c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1752c" officeooo:paragraph-rsid="0011752c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1752c" officeooo:paragraph-rsid="0011752c" style:font-weight-asian="normal" style:font-weight-complex="normal"/>
    </style:style>
    <style:style style:name="P5" style:family="paragraph" style:parent-style-name="Standard">
      <style:text-properties fo:font-weight="normal" officeooo:rsid="0011752c" officeooo:paragraph-rsid="0012355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355a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борка mtp-808-proxy:</text:p>
      <text:p text:style-name="P1"/>
      <text:p text:style-name="P2">Необходимые библиотеки для работы прокси: </text:p>
      <text:list xml:id="list391489423" text:style-name="L1">
        <text:list-item>
          <text:p text:style-name="P3"><text:span text:style-name="Source_20_Text">sudo apt install libboost-all-dev</text:span></text:p>
        </text:list-item>
        <text:list-item>
          <text:p text:style-name="P3"><text:span text:style-name="Source_20_Text">sudo apt install libwebsocketpp-dev</text:span></text:p>
        </text:list-item>
        <text:list-item>
          <text:p text:style-name="P3"><text:span text:style-name="Source_20_Text">sudo apt install cmake</text:span></text:p>
        </text:list-item>
      </text:list>
      <text:p text:style-name="P2"><text:span text:style-name="Source_20_Text"/></text:p>
      <text:p text:style-name="P2"><text:span text:style-name="Source_20_Text">В папке проекта нужно создать (если ее там нет) директорию build и перейти в нее.В ней выполнить команды:</text:span></text:p>
      <text:p text:style-name="P2"><text:span text:style-name="Source_20_Text"/></text:p>
      <text:list xml:id="list3432903146" text:style-name="L2">
        <text:list-item>
          <text:p text:style-name="P4"><text:span text:style-name="Source_20_Text">cmake ../</text:span></text:p>
        </text:list-item>
        <text:list-item>
          <text:p text:style-name="P4"><text:span text:style-name="Source_20_Text">make -j 4</text:span></text:p>
        </text:list-item>
      </text:list>
      <text:p text:style-name="P2"><text:span text:style-name="Source_20_Text">После этого,если сборка завершилась без ошибок,бинарник появится в папке build.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1">Работа прокси:</text:span></text:span></text:p>
      <text:p text:style-name="P2"><text:span text:style-name="Source_20_Text"><text:span text:style-name="T1"/></text:span></text:p>
      <text:p text:style-name="P2"><text:span text:style-name="Source_20_Text"><text:span text:style-name="T2">У прокси есть конфигурационный файл, путь к которому можно указать в качестве первого параметра при запуске приложения. Если запустить без параметров, то конфиг будет искаться в папке config на уровне выше папки,где располагается бинарник.</text:span></text:span></text:p>
      <text:p text:style-name="P2"><text:span text:style-name="Source_20_Text"><text:span text:style-name="T2"/></text:span></text:p>
      <text:p text:style-name="P5"><text:span text:style-name="Source_20_Text"><text:span text:style-name="T3">Прокси соединяется с клиентом БД через протокол WebSocket и с сервером платформы через протокол socket API(Беркли-сокеты). Реквизиты их указываются в конфиге.</text:span></text:span></text:p>
      <text:p text:style-name="P5"><text:span text:style-name="Source_20_Text"><text:span text:style-name="T3"/></text:span></text:p>
      <text:p text:style-name="P5"><text:span text:style-name="Source_20_Text"><text:span text:style-name="T3">Каждые n секунд прокси опрашивает клиент БД на предмет появления событий. Если событие появилось, то оно принимается прокси и конверитируется по протоколу JT/T 808 в формат, который принимает платформа. Далее идет отправка этого события и, если нужно, видеофайла с этим событием.</text:span></text:span></text:p>
      <text:p text:style-name="P5"><text:span text:style-name="Source_20_Text"><text:span text:style-name="T3"/></text:span></text:p>
      <text:p text:style-name="P5"><text:span text:style-name="Source_20_Text"><text:span text:style-name="T3">Так же по запросу платформы можно организовать живой стриминг с камеры на видео-сервер платформы и посылку данных из архив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0:45:19.122580063</meta:creation-date>
    <dc:date>2025-05-22T10:59:30.464023472</dc:date>
    <meta:editing-duration>PT14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74" meta:character-count="1174" meta:non-whitespace-character-count="1018"/>
  </office:meta>
</office:document-meta>
</file>